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22pt" style:font-size-asian="22pt" style:font-size-complex="22pt" fo:font-weight="bold" style:font-weight-asian="bold" style:font-weight-complex="bold"/>
    </style:style>
    <style:style style:name="T1_2" style:family="text">
      <style:text-properties fo:font-size="22pt" style:font-size-asian="22pt" style:font-size-complex="22pt" fo:font-weight="bold" style:font-weight-asian="bold" style:font-weight-complex="bold"/>
    </style:style>
    <style:style style:name="T1_3" style:family="text">
      <style:text-properties fo:font-size="22pt" style:font-size-asian="22pt" style:font-size-complex="22pt" fo:font-weight="bold" style:font-weight-asian="bold" style:font-weight-complex="bold"/>
    </style:style>
    <style:style style:name="T1_4" style:family="text">
      <style:text-properties fo:font-size="22pt" style:font-size-asian="22pt" style:font-size-complex="22pt" fo:font-weight="bold" style:font-weight-asian="bold" style:font-weight-complex="bold"/>
    </style:style>
    <style:style style:name="T1_5" style:family="text">
      <style:text-properties fo:font-size="22pt" style:font-size-asian="22pt" style:font-size-complex="22pt" fo:font-weight="bold" style:font-weight-asian="bold" style:font-weight-complex="bold"/>
    </style:style>
    <style:style style:name="T1_6" style:family="text">
      <style:text-properties fo:font-size="22pt" style:font-size-asian="22pt" style:font-size-complex="22pt" fo:font-weight="bold" style:font-weight-asian="bold" style:font-weight-complex="bold"/>
    </style:style>
    <style:style style:name="T1_7" style:family="text">
      <style:text-properties fo:font-size="22pt" style:font-size-asian="22pt" style:font-size-complex="22pt" fo:font-weight="bold" style:font-weight-asian="bold" style:font-weight-complex="bold"/>
    </style:style>
    <style:style style:name="T1_8" style:family="text">
      <style:text-properties fo:font-size="22pt" style:font-size-asian="22pt" style:font-size-complex="22pt" fo:font-weight="bold" style:font-weight-asian="bold" style:font-weight-complex="bold"/>
    </style:style>
    <style:style style:name="T1_9" style:family="text">
      <style:text-properties fo:font-size="22pt" style:font-size-asian="22pt" style:font-size-complex="22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T8_28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Heading_20_1">
      <style:paragraph-properties fo:text-align="center" fo:break-before="auto" fo:line-height="115%" style:writing-mode="lr-tb"/>
    </style:style>
    <style:style style:name="T23_1" style:family="text">
      <style:text-properties fo:font-size="24pt" style:font-size-asian="24pt" style:font-size-complex="24pt" fo:font-weight="bold" style:font-weight-asian="bold" style:font-weight-complex="bold"/>
    </style:style>
    <style:style style:name="T23_2" style:family="text">
      <style:text-properties fo:font-size="24pt" style:font-size-asian="24pt" style:font-size-complex="24pt" fo:font-weight="bold" style:font-weight-asian="bold" style:font-weight-complex="bold"/>
    </style:style>
    <style:style style:name="P24" style:family="paragraph" style:parent-style-name="Heading_20_2">
      <style:paragraph-properties fo:text-align="center" fo:break-before="auto" fo:line-height="115%" style:writing-mode="lr-tb"/>
    </style:style>
    <style:style style:name="T24_1" style:family="text">
      <style:text-properties style:font-name="Arial" fo:font-size="18pt" style:font-name-asian="Arial" style:font-size-asian="18pt" style:font-name-complex="Arial" style:font-size-complex="18pt"/>
    </style:style>
    <style:style style:name="T24_2" style:family="text">
      <style:text-properties style:font-name="Arial" fo:font-size="18pt" style:font-name-asian="Arial" style:font-size-asian="18pt" style:font-name-complex="Arial" style:font-size-complex="18pt"/>
    </style:style>
    <style:style style:name="T24_3" style:family="text">
      <style:text-properties style:font-name="Arial" fo:font-size="18pt" style:font-name-asian="Arial" style:font-size-asian="18pt" style:font-name-complex="Arial" style:font-size-complex="18pt"/>
    </style:style>
    <style:style style:name="T24_4" style:family="text">
      <style:text-properties style:font-name="Arial" fo:font-size="18pt" style:font-name-asian="Arial" style:font-size-asian="18pt" style:font-name-complex="Arial" style:font-size-complex="18pt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T30_5" style:family="text">
      <style:text-properties fo:font-size="12pt" style:font-size-asian="12pt" style:font-size-complex="12pt"/>
    </style:style>
    <style:style style:name="T30_6" style:family="text">
      <style:text-properties fo:font-size="12pt" style:font-size-asian="12pt" style:font-size-complex="12pt"/>
    </style:style>
    <style:style style:name="P31" style:family="paragraph" style:parent-style-name="Heading_20_2">
      <style:paragraph-properties fo:text-align="center" fo:break-before="auto" fo:line-height="115%" style:writing-mode="lr-tb"/>
    </style:style>
    <style:style style:name="T31_1" style:family="text">
      <style:text-properties style:font-name="Arial" fo:font-size="18pt" style:font-name-asian="Arial" style:font-size-asian="18pt" style:font-name-complex="Arial" style:font-size-complex="18pt"/>
    </style:style>
    <style:style style:name="P32" style:family="paragraph" style:parent-style-name="Standard">
      <style:paragraph-properties fo:text-align="justify" fo:break-before="auto" fo:line-height="101%" style:writing-mode="lr-tb"/>
    </style:style>
    <style:style style:name="T32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2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2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2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" style:family="paragraph" style:parent-style-name="Standard">
      <style:paragraph-properties fo:text-align="justify" fo:break-before="auto" fo:line-height="101%" style:writing-mode="lr-tb"/>
    </style:style>
    <style:style style:name="T33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3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3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" style:family="paragraph" style:parent-style-name="Standard">
      <style:paragraph-properties fo:text-align="justify" fo:break-before="auto" fo:line-height="101%" style:writing-mode="lr-tb"/>
    </style:style>
    <style:style style:name="T3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4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" style:family="paragraph" style:parent-style-name="Standard">
      <style:paragraph-properties fo:text-align="justify" fo:break-before="auto" fo:line-height="101%" style:writing-mode="lr-tb"/>
    </style:style>
    <style:style style:name="T35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5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5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6" style:family="paragraph" style:parent-style-name="Standard">
      <style:paragraph-properties fo:text-align="justify" fo:break-before="auto" fo:line-height="101%" style:writing-mode="lr-tb"/>
    </style:style>
    <style:style style:name="T3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7" style:family="paragraph" style:parent-style-name="Standard">
      <style:paragraph-properties fo:text-align="justify" fo:break-before="auto" fo:line-height="101%" style:writing-mode="lr-tb"/>
    </style:style>
    <style:style style:name="T37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8" style:family="paragraph" style:parent-style-name="Standard">
      <style:paragraph-properties fo:text-align="justify" fo:break-before="auto" fo:line-height="101%" style:writing-mode="lr-tb"/>
    </style:style>
    <style:style style:name="T38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9" style:family="paragraph" style:parent-style-name="Standard">
      <style:paragraph-properties fo:text-align="justify" fo:break-before="auto" fo:line-height="101%" style:writing-mode="lr-tb"/>
    </style:style>
    <style:style style:name="T3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0" style:family="paragraph" style:parent-style-name="Standard">
      <style:paragraph-properties fo:text-align="justify" fo:break-before="auto" fo:line-height="101%" style:writing-mode="lr-tb"/>
    </style:style>
    <style:style style:name="T40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1" style:family="paragraph" style:parent-style-name="Standard">
      <style:paragraph-properties fo:text-align="justify" fo:break-before="auto" fo:line-height="101%" style:writing-mode="lr-tb"/>
    </style:style>
    <style:style style:name="T4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2" style:family="paragraph" style:parent-style-name="Standard">
      <style:paragraph-properties fo:text-align="justify" fo:break-before="auto" fo:line-height="101%" style:writing-mode="lr-tb"/>
    </style:style>
    <style:style style:name="T42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3" style:family="paragraph" style:parent-style-name="Standard">
      <style:paragraph-properties fo:text-align="justify" fo:break-before="auto" fo:line-height="101%" style:writing-mode="lr-tb"/>
    </style:style>
    <style:style style:name="T43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4" style:family="paragraph" style:parent-style-name="Standard">
      <style:paragraph-properties fo:text-align="justify" fo:break-before="auto" fo:line-height="101%" style:writing-mode="lr-tb"/>
    </style:style>
    <style:style style:name="T4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5" style:family="paragraph" style:parent-style-name="Standard">
      <style:paragraph-properties fo:text-align="justify" fo:break-before="auto" fo:line-height="101%" style:writing-mode="lr-tb"/>
    </style:style>
    <style:style style:name="T45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5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5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5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6" style:family="paragraph" style:parent-style-name="Standard">
      <style:paragraph-properties fo:text-align="justify" fo:break-before="auto" fo:line-height="101%" style:writing-mode="lr-tb"/>
    </style:style>
    <style:style style:name="T4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6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7" style:family="paragraph" style:parent-style-name="Standard">
      <style:paragraph-properties fo:text-align="justify" fo:break-before="auto" fo:line-height="101%" style:writing-mode="lr-tb"/>
    </style:style>
    <style:style style:name="T47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7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8" style:family="paragraph" style:parent-style-name="Standard">
      <style:paragraph-properties fo:text-align="justify" fo:break-before="auto" fo:line-height="101%" style:writing-mode="lr-tb"/>
    </style:style>
    <style:style style:name="T48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8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9" style:family="paragraph" style:parent-style-name="Standard">
      <style:paragraph-properties fo:text-align="justify" fo:break-before="auto" fo:line-height="101%" style:writing-mode="lr-tb"/>
    </style:style>
    <style:style style:name="T4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0" style:family="paragraph" style:parent-style-name="Standard">
      <style:paragraph-properties fo:break-before="auto" fo:line-height="115%" style:writing-mode="lr-tb"/>
      <style:text-properties style:font-name="Times New Roman" fo:font-size="16pt" style:font-name-asian="Times New Roman" style:font-size-asian="16pt" style:font-name-complex="Times New Roman" style:font-size-complex="16pt"/>
    </style:style>
    <style:style style:name="P51" style:family="paragraph" style:parent-style-name="Heading_20_2">
      <style:paragraph-properties fo:text-align="center" fo:break-before="auto" fo:line-height="115%" fo:margin-top="0.423cm" fo:margin-bottom="0.071cm" style:writing-mode="lr-tb"/>
    </style:style>
    <style:style style:name="T51_1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51_2" style:family="text">
      <style:text-properties style:font-name="Arial" fo:font-size="18pt" style:font-name-asian="Arial" style:font-size-asian="18pt" style:font-name-complex="Arial" style:font-size-complex="18pt"/>
    </style:style>
    <style:style style:name="T51_3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51_4" style:family="text">
      <style:text-properties style:font-name="Arial" fo:font-size="18pt" style:font-name-asian="Arial" style:font-size-asian="18pt" style:font-name-complex="Arial" style:font-size-complex="18pt"/>
    </style:style>
    <style:style style:name="T51_5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51_6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51_7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51_8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51_9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P52" style:family="paragraph" style:parent-style-name="Standard">
      <style:paragraph-properties fo:text-align="justify" fo:break-before="auto" fo:line-height="101%" style:writing-mode="lr-tb"/>
    </style:style>
    <style:style style:name="T5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3" style:family="paragraph" style:parent-style-name="Standard">
      <style:paragraph-properties fo:text-align="justify" fo:break-before="auto" fo:line-height="101%" style:writing-mode="lr-tb"/>
    </style:style>
    <style:style style:name="T5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4" style:family="paragraph" style:parent-style-name="Standard">
      <style:paragraph-properties fo:text-align="justify" fo:break-before="auto" fo:line-height="101%" style:writing-mode="lr-tb"/>
    </style:style>
    <style:style style:name="T5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5" style:family="paragraph" style:parent-style-name="Standard">
      <style:paragraph-properties fo:text-align="justify" fo:break-before="auto" fo:line-height="101%" style:writing-mode="lr-tb"/>
    </style:style>
    <style:style style:name="T5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Heading_20_4">
      <style:paragraph-properties fo:text-align="center" fo:break-before="auto" fo:line-height="115%" fo:margin-top="0.423cm" fo:margin-bottom="0.071cm" style:writing-mode="lr-tb"/>
    </style:style>
    <style:style style:name="T58_1" style:family="text">
      <style:text-properties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8_2" style:family="text">
      <style:text-properties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8_3" style:family="text">
      <style:text-properties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8_4" style:family="text">
      <style:text-properties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justify" fo:break-before="auto" fo:line-height="101%" style:writing-mode="lr-tb"/>
    </style:style>
    <style:style style:name="T5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0" style:family="paragraph" style:parent-style-name="Standard">
      <style:paragraph-properties fo:text-align="justify" fo:break-before="auto" fo:line-height="101%" style:writing-mode="lr-tb"/>
    </style:style>
    <style:style style:name="T60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0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0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0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0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0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0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1" style:family="paragraph" style:parent-style-name="Standard">
      <style:paragraph-properties fo:text-align="justify" fo:break-before="auto" fo:line-height="101%" style:writing-mode="lr-tb"/>
    </style:style>
    <style:style style:name="T6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2" style:family="paragraph" style:parent-style-name="Standard">
      <style:paragraph-properties fo:text-align="justify" fo:break-before="auto" fo:line-height="101%" style:writing-mode="lr-tb"/>
    </style:style>
    <style:style style:name="T62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2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3" style:family="paragraph" style:parent-style-name="Standard">
      <style:paragraph-properties fo:text-align="justify" fo:break-before="auto" fo:line-height="101%" style:writing-mode="lr-tb"/>
    </style:style>
    <style:style style:name="T63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3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4" style:family="paragraph" style:parent-style-name="Standard">
      <style:paragraph-properties fo:text-align="justify" fo:break-before="auto" fo:line-height="101%" style:writing-mode="lr-tb"/>
    </style:style>
    <style:style style:name="T6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5" style:family="paragraph" style:parent-style-name="Standard">
      <style:paragraph-properties fo:text-align="justify" fo:break-before="auto" fo:line-height="101%" style:writing-mode="lr-tb"/>
    </style:style>
    <style:style style:name="T65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5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6" style:family="paragraph" style:parent-style-name="Standard">
      <style:paragraph-properties fo:text-align="justify" fo:break-before="auto" fo:line-height="101%" style:writing-mode="lr-tb"/>
    </style:style>
    <style:style style:name="T6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6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7" style:family="paragraph" style:parent-style-name="Standard">
      <style:paragraph-properties fo:text-align="justify" fo:break-before="auto" fo:line-height="101%" style:writing-mode="lr-tb"/>
    </style:style>
    <style:style style:name="T67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7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8" style:family="paragraph" style:parent-style-name="Standard">
      <style:paragraph-properties fo:text-align="justify" fo:break-before="auto" fo:line-height="101%" style:writing-mode="lr-tb"/>
    </style:style>
    <style:style style:name="T68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8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9" style:family="paragraph" style:parent-style-name="Standard">
      <style:paragraph-properties fo:text-align="justify" fo:break-before="auto" fo:line-height="101%" style:writing-mode="lr-tb"/>
    </style:style>
    <style:style style:name="T6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0" style:family="paragraph" style:parent-style-name="Standard">
      <style:paragraph-properties fo:text-align="justify" fo:break-before="auto" fo:line-height="101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71" style:family="paragraph" style:parent-style-name="Standard">
      <style:paragraph-properties fo:text-align="justify" fo:break-before="auto" fo:line-height="101%" style:writing-mode="lr-tb"/>
    </style:style>
    <style:style style:name="T7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1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1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2" style:family="paragraph" style:parent-style-name="Standard">
      <style:paragraph-properties fo:text-align="justify" fo:break-before="auto" fo:line-height="101%" style:writing-mode="lr-tb"/>
    </style:style>
    <style:style style:name="T72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2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2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2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2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3" style:family="paragraph" style:parent-style-name="Standard">
      <style:paragraph-properties fo:text-align="justify" fo:break-before="auto" fo:line-height="101%" style:writing-mode="lr-tb"/>
    </style:style>
    <style:style style:name="T73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3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3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3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3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4" style:family="paragraph" style:parent-style-name="Standard">
      <style:paragraph-properties fo:text-align="justify" fo:break-before="auto" fo:line-height="101%" style:writing-mode="lr-tb"/>
    </style:style>
    <style:style style:name="T7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4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4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4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5" style:family="paragraph" style:parent-style-name="Standard">
      <style:paragraph-properties fo:text-align="justify" fo:break-before="auto" fo:line-height="101%" style:writing-mode="lr-tb"/>
    </style:style>
    <style:style style:name="T75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5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6" style:family="paragraph" style:parent-style-name="Standard">
      <style:paragraph-properties fo:text-align="justify" fo:break-before="auto" fo:line-height="101%" style:writing-mode="lr-tb"/>
    </style:style>
    <style:style style:name="T7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6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6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6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7" style:family="paragraph" style:parent-style-name="Standard">
      <style:paragraph-properties fo:text-align="justify" fo:break-before="auto" fo:line-height="101%" style:writing-mode="lr-tb"/>
    </style:style>
    <style:style style:name="T77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7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7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7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8" style:family="paragraph" style:parent-style-name="Standard">
      <style:paragraph-properties fo:text-align="justify" fo:break-before="auto" fo:line-height="101%" style:writing-mode="lr-tb"/>
    </style:style>
    <style:style style:name="T78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8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8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8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80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8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8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8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text-align="center" fo:break-before="auto" fo:line-height="115%" style:writing-mode="lr-tb"/>
    </style:style>
    <style:style style:name="T83_1" style:family="text">
      <style:text-properties fo:font-size="18pt" style:font-size-asian="18pt" style:font-size-complex="18pt" fo:font-weight="bold" style:font-weight-asian="bold" style:font-weight-complex="bold"/>
    </style:style>
    <style:style style:name="T83_2" style:family="text">
      <style:text-properties fo:font-size="18pt" style:font-size-asian="18pt" style:font-size-complex="18pt"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size="12pt" style:font-size-asian="12pt" style:font-size-complex="12pt"/>
    </style:style>
    <style:style style:name="T85_2" style:family="text">
      <style:text-properties fo:font-size="12pt" style:font-size-asian="12pt" style:font-size-complex="12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size="12pt" style:font-size-asian="12pt" style:font-size-complex="12pt"/>
    </style:style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Heading_20_2">
      <style:paragraph-properties fo:text-align="center" fo:break-before="auto" fo:line-height="115%" style:writing-mode="lr-tb"/>
    </style:style>
    <style:style style:name="T88_1" style:family="text">
      <style:text-properties fo:font-size="18pt" style:font-size-asian="18pt" style:font-size-complex="18pt"/>
    </style:style>
    <style:style style:name="T88_2" style:family="text">
      <style:text-properties fo:font-size="18pt" style:font-size-asian="18pt" style:font-size-complex="18pt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font-size="12pt" style:font-size-asian="12pt" style:font-size-complex="12pt"/>
    </style:style>
    <style:style style:name="T90_2" style:family="text">
      <style:text-properties fo:font-size="12pt" style:font-size-asian="12pt" style:font-size-complex="12pt"/>
    </style:style>
    <style:style style:name="T90_3" style:family="text">
      <style:text-properties fo:font-size="12pt" style:font-size-asian="12pt" style:font-size-complex="12pt"/>
    </style:style>
    <style:style style:name="T90_4" style:family="text">
      <style:text-properties fo:font-size="12pt" style:font-size-asian="12pt" style:font-size-complex="12pt"/>
    </style:style>
    <style:style style:name="T90_5" style:family="text">
      <style:text-properties fo:font-size="12pt" style:font-size-asian="12pt" style:font-size-complex="12pt"/>
    </style:style>
    <style:style style:name="T90_6" style:family="text">
      <style:text-properties fo:font-size="12pt" style:font-size-asian="12pt" style:font-size-complex="12pt"/>
    </style:style>
    <style:style style:name="T90_7" style:family="text">
      <style:text-properties fo:font-size="12pt" style:font-size-asian="12pt" style:font-size-complex="12pt"/>
    </style:style>
    <style:style style:name="T90_8" style:family="text">
      <style:text-properties fo:font-size="12pt" style:font-size-asian="12pt" style:font-size-complex="12pt"/>
    </style:style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>
      <style:text-properties fo:font-size="12pt" style:font-size-asian="12pt" style:font-size-complex="12pt"/>
    </style:style>
    <style:style style:name="T91_2" style:family="text">
      <style:text-properties fo:font-size="12pt" style:font-size-asian="12pt" style:font-size-complex="12pt"/>
    </style:style>
    <style:style style:name="T91_3" style:family="text">
      <style:text-properties fo:font-size="12pt" style:font-size-asian="12pt" style:font-size-complex="12pt"/>
    </style:style>
    <style:style style:name="T91_4" style:family="text">
      <style:text-properties fo:font-size="12pt" style:font-size-asian="12pt" style:font-size-complex="12pt"/>
    </style:style>
    <style:style style:name="T91_5" style:family="text">
      <style:text-properties fo:font-size="12pt" style:font-size-asian="12pt" style:font-size-complex="12pt"/>
    </style:style>
    <style:style style:name="T91_6" style:family="text">
      <style:text-properties fo:font-size="12pt" style:font-size-asian="12pt" style:font-size-complex="12pt"/>
    </style:style>
    <style:style style:name="T91_7" style:family="text">
      <style:text-properties fo:font-size="12pt" style:font-size-asian="12pt" style:font-size-complex="12pt"/>
    </style:style>
    <style:style style:name="T91_8" style:family="text">
      <style:text-properties fo:font-size="12pt" style:font-size-asian="12pt" style:font-size-complex="12pt"/>
    </style:style>
    <style:style style:name="T91_9" style:family="text">
      <style:text-properties fo:font-size="12pt" style:font-size-asian="12pt" style:font-size-complex="12pt"/>
    </style:style>
    <style:style style:name="T91_10" style:family="text">
      <style:text-properties fo:font-size="12pt" style:font-size-asian="12pt" style:font-size-complex="12pt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>
      <style:text-properties fo:font-size="12pt" style:font-size-asian="12pt" style:font-size-complex="12pt"/>
    </style:style>
    <style:style style:name="T92_2" style:family="text">
      <style:text-properties fo:font-size="12pt" style:font-size-asian="12pt" style:font-size-complex="12pt"/>
    </style:style>
    <style:style style:name="T92_3" style:family="text">
      <style:text-properties fo:font-size="12pt" style:font-size-asian="12pt" style:font-size-complex="12pt"/>
    </style:style>
    <style:style style:name="T92_4" style:family="text">
      <style:text-properties fo:font-size="12pt" style:font-size-asian="12pt" style:font-size-complex="12pt"/>
    </style:style>
    <style:style style:name="T92_5" style:family="text">
      <style:text-properties fo:font-size="12pt" style:font-size-asian="12pt" style:font-size-complex="12pt"/>
    </style:style>
    <style:style style:name="T92_6" style:family="text">
      <style:text-properties fo:font-size="12pt" style:font-size-asian="12pt" style:font-size-complex="12pt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fo:font-size="12pt" style:font-size-asian="12pt" style:font-size-complex="12pt"/>
    </style:style>
    <style:style style:name="T93_2" style:family="text">
      <style:text-properties fo:font-size="12pt" style:font-size-asian="12pt" style:font-size-complex="12pt"/>
    </style:style>
    <style:style style:name="T93_3" style:family="text">
      <style:text-properties fo:font-size="12pt" style:font-size-asian="12pt" style:font-size-complex="12pt"/>
    </style:style>
    <style:style style:name="T93_4" style:family="text">
      <style:text-properties fo:font-size="12pt" style:font-size-asian="12pt" style:font-size-complex="12pt"/>
    </style:style>
    <style:style style:name="P94" style:family="paragraph" style:parent-style-name="Standard">
      <style:paragraph-properties fo:break-before="auto" fo:line-height="115%" fo:margin-top="0cm" fo:margin-bottom="0cm" style:writing-mode="lr-tb"/>
    </style:style>
    <style:style style:name="T94_1" style:family="text">
      <style:text-properties fo:font-size="12pt" style:font-size-asian="12pt" style:font-size-complex="12pt"/>
    </style:style>
    <style:style style:name="T94_2" style:family="text">
      <style:text-properties fo:font-size="12pt" style:font-size-asian="12pt" style:font-size-complex="12pt"/>
    </style:style>
    <style:style style:name="T94_3" style:family="text">
      <style:text-properties fo:font-size="12pt" style:font-size-asian="12pt" style:font-size-complex="12pt"/>
    </style:style>
    <style:style style:name="T94_4" style:family="text">
      <style:text-properties fo:font-size="12pt" style:font-size-asian="12pt" style:font-size-complex="12pt"/>
    </style:style>
    <style:style style:name="T94_5" style:family="text">
      <style:text-properties fo:font-size="12pt" style:font-size-asian="12pt" style:font-size-complex="12pt"/>
    </style:style>
    <style:style style:name="T94_6" style:family="text">
      <style:text-properties fo:font-size="12pt" style:font-size-asian="12pt" style:font-size-complex="12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size="12pt" style:font-size-asian="12pt" style:font-size-complex="12pt"/>
    </style:style>
    <style:style style:name="T95_2" style:family="text">
      <style:text-properties fo:font-size="12pt" style:font-size-asian="12pt" style:font-size-complex="12pt"/>
    </style:style>
    <style:style style:name="P9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7zl269pjd4ym"/><text:bookmark-end text:name="h.7zl269pjd4ym"/><text:span text:style-name="T1_1">План</text:span><text:span text:style-name="T1_2"><text:s/></text:span><text:span text:style-name="T1_3">работ</text:span><text:span text:style-name="T1_4"><text:s/></text:span><text:span text:style-name="T1_5">реализации</text:span><text:span text:style-name="T1_6"><text:s/></text:span><text:span text:style-name="T1_7">Ядра</text:span><text:span text:style-name="T1_8"><text:s/></text:span><text:span text:style-name="T1_9">Системы</text:span></text:p>
      <text:p text:style-name="P2"/>
      <text:p text:style-name="P3"><text:span text:style-name="T3_1">Вся</text:span><text:span text:style-name="T3_2"><text:s/></text:span><text:span text:style-name="T3_3">работа</text:span><text:span text:style-name="T3_4"><text:s/></text:span><text:span text:style-name="T3_5">по</text:span><text:span text:style-name="T3_6"><text:s/></text:span><text:span text:style-name="T3_7">реализации</text:span><text:span text:style-name="T3_8"><text:s/></text:span><text:span text:style-name="T3_9">Системы</text:span><text:span text:style-name="T3_10"><text:s/></text:span><text:span text:style-name="T3_11">разделена</text:span><text:span text:style-name="T3_12"><text:s/></text:span><text:span text:style-name="T3_13">на</text:span><text:span text:style-name="T3_14"><text:s/></text:span><text:span text:style-name="T3_15">пять</text:span><text:span text:style-name="T3_16"><text:s/></text:span><text:span text:style-name="T3_17">этапов</text:span><text:span text:style-name="T3_18">.<text:s/></text:span><text:span text:style-name="T3_19">На</text:span><text:span text:style-name="T3_20"><text:s/></text:span><text:span text:style-name="T3_21">каждом</text:span><text:span text:style-name="T3_22"><text:s/></text:span><text:span text:style-name="T3_23">из</text:span><text:span text:style-name="T3_24"><text:s/></text:span><text:span text:style-name="T3_25">этапов</text:span><text:span text:style-name="T3_26"><text:s/>10%<text:s/></text:span><text:span text:style-name="T3_27">получают</text:span><text:span text:style-name="T3_28"><text:s/></text:span><text:span text:style-name="T3_29">разработчики</text:span><text:span text:style-name="T3_30"><text:s/></text:span><text:span text:style-name="T3_31">и</text:span><text:span text:style-name="T3_32"><text:s/>10%<text:s/></text:span><text:span text:style-name="T3_33">инвесторы</text:span><text:span text:style-name="T3_34">.<text:s/></text:span><text:span text:style-name="T3_35">Всего</text:span><text:span text:style-name="T3_36"><text:s/>(10+10)*5=100%</text:span></text:p>
      <text:p text:style-name="P4"/>
      <text:list text:style-name="LS1" xml:id="list0">
        <text:list-item>
          <text:p text:style-name="P5"><text:span text:style-name="T5_1">написание</text:span><text:span text:style-name="T5_2"><text:s/></text:span><text:span text:style-name="T5_3">ТЗ</text:span><text:span text:style-name="T5_4">,<text:s/></text:span><text:span text:style-name="T5_5">бизнес</text:span><text:span text:style-name="T5_6">-</text:span><text:span text:style-name="T5_7">плана</text:span><text:span text:style-name="T5_8">,<text:s/></text:span><text:span text:style-name="T5_9">сбор</text:span><text:span text:style-name="T5_10"><text:s/></text:span><text:span text:style-name="T5_11">команды</text:span><text:span text:style-name="T5_12">;</text:span></text:p>
        </text:list-item>
        <text:list-item>
          <text:p text:style-name="P6"><text:span text:style-name="T6_1">изготовление</text:span><text:span text:style-name="T6_2"><text:s/></text:span><text:span text:style-name="T6_3">прототипа</text:span><text:span text:style-name="T6_4">;</text:span></text:p>
        </text:list-item>
        <text:list-item>
          <text:p text:style-name="P7"><text:span text:style-name="T7_1">первые</text:span><text:span text:style-name="T7_2"><text:s/></text:span><text:span text:style-name="T7_3">тестовые</text:span><text:span text:style-name="T7_4"><text:s/></text:span><text:span text:style-name="T7_5">системы</text:span><text:span text:style-name="T7_6">,<text:s/></text:span><text:span text:style-name="T7_7">потребительские</text:span><text:span text:style-name="T7_8"><text:s/></text:span><text:span text:style-name="T7_9">общества</text:span><text:span text:style-name="T7_10">,<text:s/></text:span><text:span text:style-name="T7_11">Клуб</text:span><text:span text:style-name="T7_12">,<text:s/></text:span><text:span text:style-name="T7_13">реализация</text:span><text:span text:style-name="T7_14"><text:s/></text:span><text:span text:style-name="T7_15">обменника</text:span><text:span text:style-name="T7_16">;</text:span></text:p>
        </text:list-item>
        <text:list-item>
          <text:p text:style-name="P8"><text:span text:style-name="T8_1">Постановка</text:span><text:span text:style-name="T8_2"><text:s/></text:span><text:span text:style-name="T8_3">дела</text:span><text:span text:style-name="T8_4"><text:s/>“</text:span><text:span text:style-name="T8_5">на</text:span><text:span text:style-name="T8_6"><text:s/></text:span><text:span text:style-name="T8_7">поток</text:span><text:span text:style-name="T8_8">”,<text:s/></text:span><text:span text:style-name="T8_9">написание</text:span><text:span text:style-name="T8_10"><text:s/></text:span><text:span text:style-name="T8_11">документации</text:span><text:span text:style-name="T8_12"><text:s/></text:span><text:span text:style-name="T8_13">и</text:span><text:span text:style-name="T8_14"><text:s/></text:span><text:span text:style-name="T8_15">создание</text:span><text:span text:style-name="T8_16"><text:s/></text:span><text:span text:style-name="T8_17">сети</text:span><text:span text:style-name="T8_18"><text:s/></text:span><text:span text:style-name="T8_19">рефералов</text:span><text:span text:style-name="T8_20"><text:s/></text:span><text:span text:style-name="T8_21">присоединения</text:span><text:span text:style-name="T8_22"><text:s/></text:span><text:span text:style-name="T8_23">новых</text:span><text:span text:style-name="T8_24"><text:s/></text:span><text:span text:style-name="T8_25">обществ</text:span><text:span text:style-name="T8_26"><text:s/>(</text:span><text:span text:style-name="T8_27">комьюнити</text:span><text:span text:style-name="T8_28">);</text:span></text:p>
        </text:list-item>
        <text:list-item>
          <text:p text:style-name="P9"><text:span text:style-name="T9_1">Выход</text:span><text:span text:style-name="T9_2"><text:s/></text:span><text:span text:style-name="T9_3">в</text:span><text:span text:style-name="T9_4"><text:s/></text:span><text:span text:style-name="T9_5">Мир</text:span><text:span text:style-name="T9_6"><text:s/>(</text:span><text:span text:style-name="T9_7">IPO</text:span><text:span text:style-name="T9_8">).</text:span></text:p>
        </text:list-item>
      </text:list>
      <text:p text:style-name="P10"/>
      <text:p text:style-name="P11"/>
      <text:p text:style-name="P12"><text:span text:style-name="T12_1">Из</text:span><text:span text:style-name="T12_2"><text:s/></text:span><text:span text:style-name="T12_3">них</text:span><text:span text:style-name="T12_4">:</text:span></text:p>
      <text:p text:style-name="P13"/>
      <text:list text:style-name="LS2" xml:id="list5">
        <text:list-item>
          <text:p text:style-name="P14"><text:span text:style-name="T14_1">Ядро</text:span><text:span text:style-name="T14_2"><text:s/>200’000<text:s/>(20%);</text:span></text:p>
          <text:list>
            <text:list-item>
              <text:p text:style-name="P15"><text:span text:style-name="T15_1">Документация</text:span><text:span text:style-name="T15_2"><text:s/>50’000<text:s/>(5%);</text:span></text:p>
            </text:list-item>
            <text:list-item>
              <text:p text:style-name="P16"><text:span text:style-name="T16_1">Структура</text:span><text:span text:style-name="T16_2"><text:s/>50’000<text:s/>(5%);</text:span></text:p>
            </text:list-item>
            <text:list-item>
              <text:p text:style-name="P17"><text:span text:style-name="T17_1">Модули</text:span><text:span text:style-name="T17_2"><text:s/>100’000<text:s/>(10%);</text:span></text:p>
            </text:list-item>
          </text:list>
        </text:list-item>
        <text:list-item>
          <text:p text:style-name="P18"><text:span text:style-name="T18_1">Обменник</text:span><text:span text:style-name="T18_2"><text:s/>100’000<text:s/>(10%);</text:span></text:p>
        </text:list-item>
        <text:list-item>
          <text:p text:style-name="P19"><text:span text:style-name="T19_1">Продвижение</text:span><text:span text:style-name="T19_2"><text:s/>700’000<text:s/>(70%);</text:span></text:p>
        </text:list-item>
      </text:list>
      <text:p text:style-name="P20"/>
      <text:p text:style-name="P21"/>
      <text:p text:style-name="P22"/>
      <text:h text:style-name="P23" text:outline-level="10"><text:bookmark-start text:name="h.o16m1y12fr5k"/><text:bookmark-end text:name="h.o16m1y12fr5k"/><text:span text:style-name="T23_1">1.<text:s/></text:span><text:span text:style-name="T23_2">Ядро</text:span></text:h>
      <text:h text:style-name="P24" text:outline-level="10"><text:bookmark-start text:name="h.1npz66w4ngol"/><text:bookmark-end text:name="h.1npz66w4ngol"/><text:span text:style-name="T24_1">1</text:span><text:span text:style-name="T24_2">a</text:span><text:span text:style-name="T24_3">.<text:s/></text:span><text:span text:style-name="T24_4">Документация</text:span></text:h>
      <text:list text:style-name="LS3" xml:id="list11">
        <text:list-item>
          <text:p text:style-name="P25"><text:span text:style-name="T25_1">Модель</text:span><text:span text:style-name="T25_2">;</text:span></text:p>
        </text:list-item>
        <text:list-item>
          <text:p text:style-name="P26"><text:span text:style-name="T26_1">API</text:span><text:span text:style-name="T26_2">;</text:span></text:p>
        </text:list-item>
        <text:list-item>
          <text:p text:style-name="P27"><text:span text:style-name="T27_1">Бизнес</text:span><text:span text:style-name="T27_2">-</text:span><text:span text:style-name="T27_3">план</text:span><text:span text:style-name="T27_4">;</text:span></text:p>
        </text:list-item>
        <text:list-item>
          <text:p text:style-name="P28"><text:span text:style-name="T28_1">ТЗ</text:span><text:span text:style-name="T28_2">;</text:span></text:p>
        </text:list-item>
        <text:list-item>
          <text:p text:style-name="P29"><text:span text:style-name="T29_1">Бизнес</text:span><text:span text:style-name="T29_2">-</text:span><text:span text:style-name="T29_3">модели</text:span><text:span text:style-name="T29_4">;</text:span></text:p>
        </text:list-item>
        <text:list-item>
          <text:p text:style-name="P30"><text:span text:style-name="T30_1">Документация</text:span><text:span text:style-name="T30_2"><text:s/></text:span><text:span text:style-name="T30_3">для</text:span><text:span text:style-name="T30_4"><text:s/></text:span><text:span text:style-name="T30_5">пользователей</text:span><text:span text:style-name="T30_6">.</text:span></text:p>
        </text:list-item>
      </text:list>
      <text:h text:style-name="P31" text:outline-level="10"><text:bookmark-start text:name="h.wutbn94gz49g"/><text:bookmark-end text:name="h.wutbn94gz49g"/><text:span text:style-name="T31_1">Модель</text:span></text:h>
      <text:p text:style-name="P32"><text:span text:style-name="T32_1">Основные</text:span><text:span text:style-name="T32_2"><text:s/></text:span><text:span text:style-name="T32_3">сущности</text:span><text:span text:style-name="T32_4">:</text:span><text:span text:style-name="T32_5"><text:s/></text:span></text:p>
      <text:p text:style-name="P33"><text:span text:style-name="T33_1">1.<text:s/></text:span><text:span text:style-name="T33_2">Аккаунт</text:span><text:span text:style-name="T33_3">.</text:span><text:span text:style-name="T33_4"><text:s/></text:span><text:span text:style-name="T33_5">Запись</text:span><text:span text:style-name="T33_6"><text:s/></text:span><text:span text:style-name="T33_7">о</text:span><text:span text:style-name="T33_8"><text:s/></text:span><text:span text:style-name="T33_9">существании</text:span><text:span text:style-name="T33_10"><text:s/></text:span><text:span text:style-name="T33_11">аккаунта</text:span><text:span text:style-name="T33_12"><text:s/></text:span><text:span text:style-name="T33_13">в</text:span><text:span text:style-name="T33_14"><text:s/></text:span><text:span text:style-name="T33_15">blockchain</text:span><text:span text:style-name="T33_16"><text:s/>+<text:s/></text:span><text:span text:style-name="T33_17">зашифрованные</text:span><text:span text:style-name="T33_18"><text:s/></text:span><text:span text:style-name="T33_19">даннные</text:span><text:span text:style-name="T33_20"><text:s/></text:span><text:span text:style-name="T33_21">о</text:span><text:span text:style-name="T33_22"><text:s/></text:span><text:span text:style-name="T33_23">кошельках</text:span><text:span text:style-name="T33_24"><text:s/></text:span><text:span text:style-name="T33_25">и</text:span><text:span text:style-name="T33_26"><text:s/></text:span><text:span text:style-name="T33_27">активах</text:span><text:span text:style-name="T33_28">.<text:s/></text:span></text:p>
      <text:p text:style-name="P34"><text:span text:style-name="T34_1">2.<text:s/></text:span><text:span text:style-name="T34_2">Кошелёк</text:span><text:span text:style-name="T34_3">.</text:span><text:span text:style-name="T34_4"><text:s/></text:span><text:span text:style-name="T34_5">У</text:span><text:span text:style-name="T34_6"><text:s/></text:span><text:span text:style-name="T34_7">аккаунта</text:span><text:span text:style-name="T34_8"><text:s/></text:span><text:span text:style-name="T34_9">может</text:span><text:span text:style-name="T34_10"><text:s/></text:span><text:span text:style-name="T34_11">быть</text:span><text:span text:style-name="T34_12"><text:s/></text:span><text:span text:style-name="T34_13">один</text:span><text:span text:style-name="T34_14"><text:s/></text:span><text:span text:style-name="T34_15">или</text:span><text:span text:style-name="T34_16"><text:s/></text:span><text:span text:style-name="T34_17">несколько</text:span><text:span text:style-name="T34_18"><text:s/></text:span><text:span text:style-name="T34_19">кошельков</text:span><text:span text:style-name="T34_20">.<text:s/></text:span><text:span text:style-name="T34_21">Кошельки</text:span><text:span text:style-name="T34_22"><text:s/></text:span><text:span text:style-name="T34_23">не</text:span><text:span text:style-name="T34_24"><text:s/></text:span><text:span text:style-name="T34_25">ассоциированны</text:span><text:span text:style-name="T34_26"><text:s/></text:span><text:span text:style-name="T34_27">с</text:span><text:span text:style-name="T34_28"><text:s/></text:span><text:span text:style-name="T34_29">аккацнтами</text:span><text:span text:style-name="T34_30"><text:s/></text:span><text:span text:style-name="T34_31">и</text:span><text:span text:style-name="T34_32"><text:s/></text:span><text:span text:style-name="T34_33">по</text:span><text:span text:style-name="T34_34"><text:s/></text:span><text:span text:style-name="T34_35">умолчанию</text:span><text:span text:style-name="T34_36"><text:s/></text:span><text:span text:style-name="T34_37">анонимны</text:span><text:span text:style-name="T34_38">.<text:s/></text:span></text:p>
      <text:p text:style-name="P35"><text:span text:style-name="T35_1">3.<text:s/></text:span><text:span text:style-name="T35_2">Транзакция</text:span><text:span text:style-name="T35_3">.</text:span><text:span text:style-name="T35_4"><text:s/></text:span><text:span text:style-name="T35_5">Все</text:span><text:span text:style-name="T35_6"><text:s/></text:span><text:span text:style-name="T35_7">действия</text:span><text:span text:style-name="T35_8"><text:s/></text:span><text:span text:style-name="T35_9">записываются</text:span><text:span text:style-name="T35_10"><text:s/></text:span><text:span text:style-name="T35_11">в</text:span><text:span text:style-name="T35_12"><text:s/></text:span><text:span text:style-name="T35_13">blockchain</text:span><text:span text:style-name="T35_14"><text:s/></text:span><text:span text:style-name="T35_15">в</text:span><text:span text:style-name="T35_16"><text:s/></text:span><text:span text:style-name="T35_17">виде</text:span><text:span text:style-name="T35_18"><text:s/></text:span><text:span text:style-name="T35_19">транзакций</text:span><text:span text:style-name="T35_20">.<text:s/></text:span></text:p>
      <text:p text:style-name="P36"><text:span text:style-name="T36_1">4.<text:s/></text:span><text:span text:style-name="T36_2">Блок</text:span><text:span text:style-name="T36_3">.</text:span><text:span text:style-name="T36_4"><text:s/></text:span><text:span text:style-name="T36_5">Транзакции</text:span><text:span text:style-name="T36_6"><text:s/></text:span><text:span text:style-name="T36_7">группируются</text:span><text:span text:style-name="T36_8"><text:s/></text:span><text:span text:style-name="T36_9">в</text:span><text:span text:style-name="T36_10"><text:s/></text:span><text:span text:style-name="T36_11">блоки</text:span><text:span text:style-name="T36_12">.<text:s/></text:span><text:span text:style-name="T36_13">Блок</text:span><text:span text:style-name="T36_14"><text:s/></text:span><text:span text:style-name="T36_15">генерируется</text:span><text:span text:style-name="T36_16"><text:s/></text:span><text:span text:style-name="T36_17">и</text:span><text:span text:style-name="T36_18"><text:s/></text:span><text:span text:style-name="T36_19">подтвердается</text:span><text:span text:style-name="T36_20"><text:s/></text:span><text:span text:style-name="T36_21">каждый</text:span><text:span text:style-name="T36_22"><text:s/></text:span><text:span text:style-name="T36_23">определённый</text:span><text:span text:style-name="T36_24"><text:s/></text:span><text:span text:style-name="T36_25">промежуток</text:span><text:span text:style-name="T36_26"><text:s/></text:span><text:span text:style-name="T36_27">времени</text:span><text:span text:style-name="T36_28">.<text:s/></text:span></text:p>
      <text:p text:style-name="P37"><text:span text:style-name="T37_1">5.<text:s/></text:span><text:span text:style-name="T37_2">Контракт</text:span><text:span text:style-name="T37_3"><text:s/>-<text:s/></text:span><text:span text:style-name="T37_4">это</text:span><text:span text:style-name="T37_5"><text:s/></text:span><text:span text:style-name="T37_6">микропрограмма</text:span><text:span text:style-name="T37_7"><text:s/>(</text:span><text:span text:style-name="T37_8">скрипт</text:span><text:span text:style-name="T37_9">)<text:s/></text:span><text:span text:style-name="T37_10">который</text:span><text:span text:style-name="T37_11"><text:s/></text:span><text:span text:style-name="T37_12">выполняется</text:span><text:span text:style-name="T37_13"><text:s/></text:span><text:span text:style-name="T37_14">при</text:span><text:span text:style-name="T37_15"><text:s/></text:span><text:span text:style-name="T37_16">наступлении</text:span><text:span text:style-name="T37_17"><text:s/></text:span><text:span text:style-name="T37_18">определённых</text:span><text:span text:style-name="T37_19"><text:s/></text:span><text:span text:style-name="T37_20">в</text:span><text:span text:style-name="T37_21"><text:s/></text:span><text:span text:style-name="T37_22">контракте</text:span><text:span text:style-name="T37_23"><text:s/></text:span><text:span text:style-name="T37_24">событий</text:span><text:span text:style-name="T37_25">.<text:s/></text:span><text:span text:style-name="T37_26">За</text:span><text:span text:style-name="T37_27"><text:s/></text:span><text:span text:style-name="T37_28">выполнение</text:span><text:span text:style-name="T37_29"><text:s/></text:span><text:span text:style-name="T37_30">контракта</text:span><text:span text:style-name="T37_31"><text:s/></text:span><text:span text:style-name="T37_32">взимается</text:span><text:span text:style-name="T37_33"><text:s/></text:span><text:span text:style-name="T37_34">плата</text:span><text:span text:style-name="T37_35">,<text:s/></text:span><text:span text:style-name="T37_36">которая</text:span><text:span text:style-name="T37_37"><text:s/></text:span><text:span text:style-name="T37_38">пропорциональна</text:span><text:span text:style-name="T37_39"><text:s/></text:span><text:span text:style-name="T37_40">кол</text:span><text:span text:style-name="T37_41">-</text:span><text:span text:style-name="T37_42">ву</text:span><text:span text:style-name="T37_43"><text:s/></text:span><text:span text:style-name="T37_44">произведённых</text:span><text:span text:style-name="T37_45"><text:s/></text:span><text:span text:style-name="T37_46">операций</text:span><text:span text:style-name="T37_47">.<text:s/></text:span></text:p>
      <text:p text:style-name="P38"><text:span text:style-name="T38_1">6.<text:s/></text:span><text:span text:style-name="T38_2">Проекты</text:span><text:span text:style-name="T38_3"><text:s/>-<text:s/></text:span><text:span text:style-name="T38_4">база</text:span><text:span text:style-name="T38_5"><text:s/></text:span><text:span text:style-name="T38_6">данных</text:span><text:span text:style-name="T38_7"><text:s/></text:span><text:span text:style-name="T38_8">проектов</text:span><text:span text:style-name="T38_9"><text:s/></text:span><text:span text:style-name="T38_10">для</text:span><text:span text:style-name="T38_11"><text:s/></text:span><text:span text:style-name="T38_12">краудфандинга</text:span><text:span text:style-name="T38_13">/</text:span><text:span text:style-name="T38_14">краудинвестинга</text:span><text:span text:style-name="T38_15">.<text:s/></text:span></text:p>
      <text:p text:style-name="P39"><text:span text:style-name="T39_1">7.<text:s/></text:span><text:span text:style-name="T39_2">Идеи</text:span><text:span text:style-name="T39_3"><text:s/>-<text:s/></text:span><text:span text:style-name="T39_4">база</text:span><text:span text:style-name="T39_5"><text:s/></text:span><text:span text:style-name="T39_6">данных</text:span><text:span text:style-name="T39_7"><text:s/></text:span><text:span text:style-name="T39_8">идей</text:span><text:span text:style-name="T39_9"><text:s/></text:span><text:span text:style-name="T39_10">для</text:span><text:span text:style-name="T39_11"><text:s/></text:span><text:span text:style-name="T39_12">реализации</text:span><text:span text:style-name="T39_13"><text:s/></text:span><text:span text:style-name="T39_14">проектов</text:span><text:span text:style-name="T39_15">.<text:s/></text:span></text:p>
      <text:p text:style-name="P40"><text:span text:style-name="T40_1">8.<text:s/></text:span><text:span text:style-name="T40_2">Ресурсы</text:span><text:span text:style-name="T40_3"><text:s/>(</text:span><text:span text:style-name="T40_4">активы</text:span><text:span text:style-name="T40_5">).<text:s/></text:span><text:span text:style-name="T40_6">У</text:span><text:span text:style-name="T40_7"><text:s/></text:span><text:span text:style-name="T40_8">аккаунта</text:span><text:span text:style-name="T40_9"><text:s/></text:span><text:span text:style-name="T40_10">может</text:span><text:span text:style-name="T40_11"><text:s/></text:span><text:span text:style-name="T40_12">быть</text:span><text:span text:style-name="T40_13"><text:s/></text:span><text:span text:style-name="T40_14">множество</text:span><text:span text:style-name="T40_15"><text:s/></text:span><text:span text:style-name="T40_16">активов</text:span><text:span text:style-name="T40_17">.<text:s/></text:span></text:p>
      <text:p text:style-name="P41"><text:span text:style-name="T41_1">8.1.<text:s/></text:span><text:span text:style-name="T41_2">Акции</text:span><text:span text:style-name="T41_3"><text:s/>-<text:s/></text:span><text:span text:style-name="T41_4">активы</text:span><text:span text:style-name="T41_5"><text:s/></text:span><text:span text:style-name="T41_6">фиксированного</text:span><text:span text:style-name="T41_7"><text:s/></text:span><text:span text:style-name="T41_8">объёма</text:span><text:span text:style-name="T41_9">.<text:s/></text:span></text:p>
      <text:p text:style-name="P42"><text:span text:style-name="T42_1">8.2.<text:s/></text:span><text:span text:style-name="T42_2">Валюты</text:span><text:span text:style-name="T42_3"><text:s/></text:span><text:span text:style-name="T42_4">локальных</text:span><text:span text:style-name="T42_5"><text:s/></text:span><text:span text:style-name="T42_6">сообществ</text:span><text:span text:style-name="T42_7"><text:s/>-<text:s/></text:span><text:span text:style-name="T42_8">активы</text:span><text:span text:style-name="T42_9"><text:s/></text:span><text:span text:style-name="T42_10">с</text:span><text:span text:style-name="T42_11"><text:s/></text:span><text:span text:style-name="T42_12">возможностью</text:span><text:span text:style-name="T42_13"><text:s/></text:span><text:span text:style-name="T42_14">доп</text:span><text:span text:style-name="T42_15">.</text:span><text:span text:style-name="T42_16">эмисии</text:span><text:span text:style-name="T42_17"><text:s/></text:span><text:span text:style-name="T42_18">по</text:span><text:span text:style-name="T42_19"><text:s/></text:span><text:span text:style-name="T42_20">правалам</text:span><text:span text:style-name="T42_21"><text:s/></text:span><text:span text:style-name="T42_22">сообществ</text:span><text:span text:style-name="T42_23"><text:s/></text:span><text:span text:style-name="T42_24">зафиксированных</text:span><text:span text:style-name="T42_25"><text:s/></text:span><text:span text:style-name="T42_26">в</text:span><text:span text:style-name="T42_27"><text:s/></text:span><text:span text:style-name="T42_28">контракте</text:span><text:span text:style-name="T42_29">.<text:s/></text:span></text:p>
      <text:p text:style-name="P43"><text:span text:style-name="T43_1">8.3.<text:s/></text:span><text:span text:style-name="T43_2">Алиасы</text:span><text:span text:style-name="T43_3"><text:s/>-<text:s/></text:span><text:span text:style-name="T43_4">подвид</text:span><text:span text:style-name="T43_5"><text:s/></text:span><text:span text:style-name="T43_6">активов</text:span><text:span text:style-name="T43_7"><text:s/>(</text:span><text:span text:style-name="T43_8">имена</text:span><text:span text:style-name="T43_9">,<text:s/></text:span><text:span text:style-name="T43_10">доменные</text:span><text:span text:style-name="T43_11"><text:s/></text:span><text:span text:style-name="T43_12">имена</text:span><text:span text:style-name="T43_13">).<text:s/></text:span><text:span text:style-name="T43_14">У</text:span><text:span text:style-name="T43_15"><text:s/></text:span><text:span text:style-name="T43_16">аккаунта</text:span><text:span text:style-name="T43_17"><text:s/></text:span><text:span text:style-name="T43_18">может</text:span><text:span text:style-name="T43_19"><text:s/></text:span><text:span text:style-name="T43_20">быть</text:span><text:span text:style-name="T43_21"><text:s/></text:span><text:span text:style-name="T43_22">множество</text:span><text:span text:style-name="T43_23"><text:s/></text:span><text:span text:style-name="T43_24">алиасов</text:span><text:span text:style-name="T43_25">.<text:s/></text:span></text:p>
      <text:p text:style-name="P44"><text:span text:style-name="T44_1">9.<text:s/></text:span><text:span text:style-name="T44_2">Пиры</text:span><text:span text:style-name="T44_3"><text:s/>-<text:s/></text:span><text:span text:style-name="T44_4">узлы</text:span><text:span text:style-name="T44_5"><text:s/></text:span><text:span text:style-name="T44_6">сети</text:span><text:span text:style-name="T44_7">.<text:s/></text:span><text:span text:style-name="T44_8">Каждый</text:span><text:span text:style-name="T44_9"><text:s/></text:span><text:span text:style-name="T44_10">узел</text:span><text:span text:style-name="T44_11"><text:s/></text:span><text:span text:style-name="T44_12">соединён</text:span><text:span text:style-name="T44_13"><text:s/></text:span><text:span text:style-name="T44_14">с</text:span><text:span text:style-name="T44_15"><text:s/></text:span><text:span text:style-name="T44_16">несколькими</text:span><text:span text:style-name="T44_17"><text:s/></text:span><text:span text:style-name="T44_18">пирами</text:span><text:span text:style-name="T44_19"><text:s/></text:span><text:span text:style-name="T44_20">и</text:span><text:span text:style-name="T44_21"><text:s/></text:span><text:span text:style-name="T44_22">постоянно</text:span><text:span text:style-name="T44_23"><text:s/></text:span><text:span text:style-name="T44_24">обменивается</text:span><text:span text:style-name="T44_25"><text:s/></text:span><text:span text:style-name="T44_26">с</text:span><text:span text:style-name="T44_27"><text:s/></text:span><text:span text:style-name="T44_28">ними</text:span><text:span text:style-name="T44_29"><text:s/></text:span><text:span text:style-name="T44_30">данными</text:span><text:span text:style-name="T44_31"><text:s/></text:span><text:span text:style-name="T44_32">для</text:span><text:span text:style-name="T44_33"><text:s/></text:span><text:span text:style-name="T44_34">синхронизации</text:span><text:span text:style-name="T44_35">.</text:span></text:p>
      <text:p text:style-name="P45"><text:span text:style-name="T45_1">Дополнительные</text:span><text:span text:style-name="T45_2"><text:s/></text:span><text:span text:style-name="T45_3">сущности</text:span><text:span text:style-name="T45_4">:</text:span><text:span text:style-name="T45_5"><text:s/></text:span></text:p>
      <text:p text:style-name="P46"><text:span text:style-name="T46_1">10.<text:s/></text:span><text:span text:style-name="T46_2">Группы</text:span><text:span text:style-name="T46_3"><text:s/>(</text:span><text:span text:style-name="T46_4">сообщества</text:span><text:span text:style-name="T46_5">).<text:s/></text:span></text:p>
      <text:p text:style-name="P47"><text:span text:style-name="T47_1">11.<text:s/></text:span><text:span text:style-name="T47_2">Голосование</text:span><text:span text:style-name="T47_3"><text:s/>(</text:span><text:span text:style-name="T47_4">создание</text:span><text:span text:style-name="T47_5"><text:s/></text:span><text:span text:style-name="T47_6">голосования</text:span><text:span text:style-name="T47_7">,<text:s/></text:span><text:span text:style-name="T47_8">учёт</text:span><text:span text:style-name="T47_9"><text:s/></text:span><text:span text:style-name="T47_10">каждого</text:span><text:span text:style-name="T47_11"><text:s/></text:span><text:span text:style-name="T47_12">голоса</text:span><text:span text:style-name="T47_13">).<text:s/></text:span></text:p>
      <text:p text:style-name="P48"><text:span text:style-name="T48_1">12.<text:s/></text:span><text:span text:style-name="T48_2">Токены</text:span><text:span text:style-name="T48_3"><text:s/>(</text:span><text:span text:style-name="T48_4">предоставление</text:span><text:span text:style-name="T48_5"><text:s/></text:span><text:span text:style-name="T48_6">ограниченного</text:span><text:span text:style-name="T48_7"><text:s/></text:span><text:span text:style-name="T48_8">доступа</text:span><text:span text:style-name="T48_9"><text:s/></text:span><text:span text:style-name="T48_10">сайтам</text:span><text:span text:style-name="T48_11">).<text:s/></text:span></text:p>
      <text:p text:style-name="P49"><text:span text:style-name="T49_1">13.<text:s/></text:span><text:span text:style-name="T49_2">Магазин</text:span><text:span text:style-name="T49_3"><text:s/>(</text:span><text:span text:style-name="T49_4">товары</text:span><text:span text:style-name="T49_5">,<text:s/></text:span><text:span text:style-name="T49_6">выставление</text:span><text:span text:style-name="T49_7"><text:s/></text:span><text:span text:style-name="T49_8">товара</text:span><text:span text:style-name="T49_9"><text:s/></text:span><text:span text:style-name="T49_10">на</text:span><text:span text:style-name="T49_11"><text:s/></text:span><text:span text:style-name="T49_12">продажу</text:span><text:span text:style-name="T49_13">).</text:span></text:p>
      <text:p text:style-name="P50"/>
      <text:h text:style-name="P51" text:outline-level="10"><text:bookmark-start text:name="h.a0rhu2q3ksji"/><text:bookmark-end text:name="h.a0rhu2q3ksji"/><text:span text:style-name="T51_1">1</text:span><text:span text:style-name="T51_2">b</text:span><text:span text:style-name="T51_3">.<text:s/></text:span><text:span text:style-name="T51_4">Структура</text:span><text:span text:style-name="T51_5"><text:s/>(</text:span><text:span text:style-name="T51_6">Базовая</text:span><text:span text:style-name="T51_7"><text:s/></text:span><text:span text:style-name="T51_8">часть</text:span><text:span text:style-name="T51_9">)</text:span></text:h>
      <text:p text:style-name="P52"><text:span text:style-name="T52_1">1.<text:s/></text:span><text:span text:style-name="T52_2">Сервер</text:span><text:span text:style-name="T52_3"><text:s/>(</text:span><text:span text:style-name="T52_4">server</text:span><text:span text:style-name="T52_5">)<text:s/></text:span></text:p>
      <text:p text:style-name="P53"><text:span text:style-name="T53_1">2.<text:s/></text:span><text:span text:style-name="T53_2">Связка</text:span><text:span text:style-name="T53_3"><text:s/></text:span><text:span text:style-name="T53_4">с</text:span><text:span text:style-name="T53_5"><text:s/></text:span><text:span text:style-name="T53_6">БД</text:span><text:span text:style-name="T53_7"><text:s/>(</text:span><text:span text:style-name="T53_8">db</text:span><text:span text:style-name="T53_9">)<text:s/></text:span></text:p>
      <text:p text:style-name="P54"><text:span text:style-name="T54_1">3.<text:s/></text:span><text:span text:style-name="T54_2">Библиотеки</text:span><text:span text:style-name="T54_3"><text:s/></text:span><text:span text:style-name="T54_4">функций</text:span><text:span text:style-name="T54_5"><text:s/></text:span><text:span text:style-name="T54_6">общего</text:span><text:span text:style-name="T54_7"><text:s/></text:span><text:span text:style-name="T54_8">назначения</text:span><text:span text:style-name="T54_9"><text:s/>+<text:s/></text:span><text:span text:style-name="T54_10">утилиты</text:span><text:span text:style-name="T54_11"><text:s/>(</text:span><text:span text:style-name="T54_12">util</text:span><text:span text:style-name="T54_13">)<text:s/></text:span></text:p>
      <text:p text:style-name="P55"><text:span text:style-name="T55_1">4.<text:s/></text:span><text:span text:style-name="T55_2">Библиотеки</text:span><text:span text:style-name="T55_3"><text:s/></text:span><text:span text:style-name="T55_4">шифрования</text:span><text:span text:style-name="T55_5"><text:s/>(</text:span><text:span text:style-name="T55_6">crypto</text:span><text:span text:style-name="T55_7">)</text:span></text:p>
      <text:p text:style-name="P56"/>
      <text:p text:style-name="P57"/>
      <text:h text:style-name="P58" text:outline-level="10"><text:bookmark-start text:name="h.4sn1i7f34q5c"/><text:bookmark-end text:name="h.4sn1i7f34q5c"/><text:span text:style-name="T58_1">1</text:span><text:span text:style-name="T58_2">с</text:span><text:span text:style-name="T58_3">.<text:s/></text:span><text:span text:style-name="T58_4">Модули</text:span></text:h>
      <text:p text:style-name="P59"><text:span text:style-name="T59_1">Каждый</text:span><text:span text:style-name="T59_2"><text:s/></text:span><text:span text:style-name="T59_3">из</text:span><text:span text:style-name="T59_4"><text:s/></text:span><text:span text:style-name="T59_5">модулей</text:span><text:span text:style-name="T59_6"><text:s/></text:span><text:span text:style-name="T59_7">является</text:span><text:span text:style-name="T59_8"><text:s/></text:span><text:span text:style-name="T59_9">имплементацией</text:span><text:span text:style-name="T59_10"><text:s/></text:span><text:span text:style-name="T59_11">части</text:span><text:span text:style-name="T59_12"><text:s/></text:span><text:span text:style-name="T59_13">API</text:span><text:span text:style-name="T59_14"><text:s/>(</text:span><text:span text:style-name="T59_15">RestFullApi</text:span><text:span text:style-name="T59_16">).<text:s/></text:span></text:p>
      <text:p text:style-name="P60"><text:span text:style-name="T60_1">1.<text:s/></text:span><text:span text:style-name="T60_2">Авторизация</text:span><text:span text:style-name="T60_3"><text:s/></text:span><text:span text:style-name="T60_4">и</text:span><text:span text:style-name="T60_5"><text:s/></text:span><text:span text:style-name="T60_6">регистрация</text:span><text:span text:style-name="T60_7">.</text:span><text:span text:style-name="T60_8"><text:s/></text:span><text:span text:style-name="T60_9">Проверка</text:span><text:span text:style-name="T60_10"><text:s/></text:span><text:span text:style-name="T60_11">парольной</text:span><text:span text:style-name="T60_12"><text:s/></text:span><text:span text:style-name="T60_13">фразы</text:span><text:span text:style-name="T60_14">,<text:s/></text:span><text:span text:style-name="T60_15">генерация</text:span><text:span text:style-name="T60_16"><text:s/></text:span><text:span text:style-name="T60_17">парольной</text:span><text:span text:style-name="T60_18"><text:s/></text:span><text:span text:style-name="T60_19">фразы</text:span><text:span text:style-name="T60_20">,<text:s/></text:span><text:span text:style-name="T60_21">активация</text:span><text:span text:style-name="T60_22"><text:s/></text:span><text:span text:style-name="T60_23">аккаунта</text:span><text:span text:style-name="T60_24"><text:s/>(</text:span><text:span text:style-name="T60_25">регистрация</text:span><text:span text:style-name="T60_26"><text:s/></text:span><text:span text:style-name="T60_27">в</text:span><text:span text:style-name="T60_28"><text:s/></text:span><text:span text:style-name="T60_29">blockchain</text:span><text:span text:style-name="T60_30">).<text:s/>-<text:s/>20’000<text:s/>(2%)</text:span></text:p>
      <text:p text:style-name="P61"><text:span text:style-name="T61_1">2.<text:s/></text:span><text:span text:style-name="T61_2">Аккаунт</text:span><text:span text:style-name="T61_3"><text:s/>-<text:s/></text:span><text:span text:style-name="T61_4">получение</text:span><text:span text:style-name="T61_5"><text:s/></text:span><text:span text:style-name="T61_6">данных</text:span><text:span text:style-name="T61_7"><text:s/></text:span><text:span text:style-name="T61_8">о</text:span><text:span text:style-name="T61_9"><text:s/></text:span><text:span text:style-name="T61_10">активых</text:span><text:span text:style-name="T61_11">,<text:s/></text:span><text:span text:style-name="T61_12">алиасах</text:span><text:span text:style-name="T61_13">,<text:s/></text:span><text:span text:style-name="T61_14">кошельках</text:span><text:span text:style-name="T61_15">.<text:s/>-<text:s/>20’000<text:s/>(2%)</text:span></text:p>
      <text:p text:style-name="P62"><text:span text:style-name="T62_1">3.<text:s/></text:span><text:span text:style-name="T62_2">Деньги</text:span><text:span text:style-name="T62_3"><text:s/>-<text:s/></text:span><text:span text:style-name="T62_4">перечисление</text:span><text:span text:style-name="T62_5"><text:s/></text:span><text:span text:style-name="T62_6">денег</text:span><text:span text:style-name="T62_7"><text:s/></text:span><text:span text:style-name="T62_8">из</text:span><text:span text:style-name="T62_9"><text:s/></text:span><text:span text:style-name="T62_10">кошелька</text:span><text:span text:style-name="T62_11"><text:s/></text:span><text:span text:style-name="T62_12">в</text:span><text:span text:style-name="T62_13"><text:s/></text:span><text:span text:style-name="T62_14">кошелёк</text:span><text:span text:style-name="T62_15">.<text:s/>-<text:s/>20’000<text:s/>(2%)</text:span></text:p>
      <text:p text:style-name="P63"><text:span text:style-name="T63_1">4.<text:s/></text:span><text:span text:style-name="T63_2">Активы</text:span><text:span text:style-name="T63_3"><text:s/>(</text:span><text:span text:style-name="T63_4">ресурсы</text:span><text:span text:style-name="T63_5">).<text:s/></text:span><text:span text:style-name="T63_6">Просмотр</text:span><text:span text:style-name="T63_7">,<text:s/></text:span><text:span text:style-name="T63_8">создание</text:span><text:span text:style-name="T63_9">,<text:s/></text:span><text:span text:style-name="T63_10">покупка</text:span><text:span text:style-name="T63_11"><text:s/></text:span><text:span text:style-name="T63_12">и</text:span><text:span text:style-name="T63_13"><text:s/></text:span><text:span text:style-name="T63_14">продажа</text:span><text:span text:style-name="T63_15"><text:s/></text:span><text:span text:style-name="T63_16">ресурсов</text:span><text:span text:style-name="T63_17">.<text:s/>-<text:s/>20’000<text:s/>(2%)</text:span></text:p>
      <text:p text:style-name="P64"><text:span text:style-name="T64_1">5.<text:s/></text:span><text:span text:style-name="T64_2">Алиасы</text:span><text:span text:style-name="T64_3"><text:s/>(</text:span><text:span text:style-name="T64_4">имена</text:span><text:span text:style-name="T64_5">,<text:s/></text:span><text:span text:style-name="T64_6">доменные</text:span><text:span text:style-name="T64_7"><text:s/></text:span><text:span text:style-name="T64_8">имена</text:span><text:span text:style-name="T64_9">).<text:s/></text:span><text:span text:style-name="T64_10">Просмотр</text:span><text:span text:style-name="T64_11">,<text:s/></text:span><text:span text:style-name="T64_12">создание</text:span><text:span text:style-name="T64_13">,<text:s/></text:span><text:span text:style-name="T64_14">покупка</text:span><text:span text:style-name="T64_15"><text:s/></text:span><text:span text:style-name="T64_16">и</text:span><text:span text:style-name="T64_17"><text:s/></text:span><text:span text:style-name="T64_18">продажа</text:span><text:span text:style-name="T64_19"><text:s/></text:span><text:span text:style-name="T64_20">ресурсов</text:span><text:span text:style-name="T64_21">.<text:s/>-<text:s/>20’000<text:s/>(2%)</text:span></text:p>
      <text:p text:style-name="P65"><text:span text:style-name="T65_1">6.<text:s/></text:span><text:span text:style-name="T65_2">Сообщения</text:span><text:span text:style-name="T65_3"><text:s/>-<text:s/></text:span><text:span text:style-name="T65_4">передача</text:span><text:span text:style-name="T65_5"><text:s/></text:span><text:span text:style-name="T65_6">зашифрованных</text:span><text:span text:style-name="T65_7"><text:s/></text:span><text:span text:style-name="T65_8">сообщений</text:span><text:span text:style-name="T65_9">.<text:s/>-<text:s/>20’000<text:s/>(2%)</text:span></text:p>
      <text:p text:style-name="P66"><text:span text:style-name="T66_1">7.<text:s/></text:span><text:span text:style-name="T66_2">Транзакции</text:span><text:span text:style-name="T66_3"><text:s/>-<text:s/></text:span><text:span text:style-name="T66_4">просмотр</text:span><text:span text:style-name="T66_5">,<text:s/></text:span><text:span text:style-name="T66_6">проверка</text:span><text:span text:style-name="T66_7">/</text:span><text:span text:style-name="T66_8">валидация</text:span><text:span text:style-name="T66_9"><text:s/></text:span><text:span text:style-name="T66_10">транзакции</text:span><text:span text:style-name="T66_11">.<text:s/>-<text:s/>20’000<text:s/>(2%)</text:span></text:p>
      <text:p text:style-name="P67"><text:span text:style-name="T67_1">8.<text:s/></text:span><text:span text:style-name="T67_2">Блоки</text:span><text:span text:style-name="T67_3"><text:s/>-<text:s/></text:span><text:span text:style-name="T67_4">просмотр</text:span><text:span text:style-name="T67_5"><text:s/></text:span><text:span text:style-name="T67_6">блоков</text:span><text:span text:style-name="T67_7">.<text:s/>-<text:s/>20’000<text:s/>(2%)</text:span></text:p>
      <text:p text:style-name="P68"><text:span text:style-name="T68_1">9.<text:s/></text:span><text:span text:style-name="T68_2">Форджинг</text:span><text:span text:style-name="T68_3"><text:s/>-<text:s/></text:span><text:span text:style-name="T68_4">генерация</text:span><text:span text:style-name="T68_5"><text:s/></text:span><text:span text:style-name="T68_6">блоков</text:span><text:span text:style-name="T68_7">.<text:s/>-<text:s/>20’000<text:s/>(2%)</text:span></text:p>
      <text:p text:style-name="P69"><text:span text:style-name="T69_1">10.<text:s/></text:span><text:span text:style-name="T69_2">Пиры</text:span><text:span text:style-name="T69_3"><text:s/>-<text:s/></text:span><text:span text:style-name="T69_4">обеспечивает</text:span><text:span text:style-name="T69_5"><text:s/></text:span><text:span text:style-name="T69_6">связь</text:span><text:span text:style-name="T69_7"><text:s/></text:span><text:span text:style-name="T69_8">с</text:span><text:span text:style-name="T69_9"><text:s/></text:span><text:span text:style-name="T69_10">другими</text:span><text:span text:style-name="T69_11"><text:s/></text:span><text:span text:style-name="T69_12">узлами</text:span><text:span text:style-name="T69_13">.<text:s/>-<text:s/>20’000<text:s/>(2%)</text:span></text:p>
      <text:p text:style-name="P70"/>
      <text:p text:style-name="P71"><text:span text:style-name="T71_1">Дополнительные</text:span><text:span text:style-name="T71_2"><text:s/></text:span><text:span text:style-name="T71_3">модули</text:span><text:span text:style-name="T71_4">:</text:span><text:span text:style-name="T71_5"><text:s/></text:span></text:p>
      <text:p text:style-name="P72"><text:span text:style-name="T72_1">11.<text:s/></text:span><text:span text:style-name="T72_2">Биржа</text:span><text:span text:style-name="T72_3"><text:s/></text:span><text:span text:style-name="T72_4">активов</text:span><text:span text:style-name="T72_5">.</text:span><text:span text:style-name="T72_6"><text:s/>-<text:s/>20’000<text:s/>(2%)</text:span></text:p>
      <text:p text:style-name="P73"><text:span text:style-name="T73_1">12.<text:s/></text:span><text:span text:style-name="T73_2">Биржа</text:span><text:span text:style-name="T73_3"><text:s/></text:span><text:span text:style-name="T73_4">алиасов</text:span><text:span text:style-name="T73_5">.</text:span><text:span text:style-name="T73_6"><text:s/>-<text:s/>20’000<text:s/>(2%)</text:span></text:p>
      <text:p text:style-name="P74"><text:span text:style-name="T74_1">13.<text:s/></text:span><text:span text:style-name="T74_2">Магазин</text:span><text:span text:style-name="T74_3"><text:s/></text:span><text:span text:style-name="T74_4">товаров</text:span><text:span text:style-name="T74_5">.</text:span><text:span text:style-name="T74_6"><text:s/>-<text:s/>20’000<text:s/>(2%)</text:span></text:p>
      <text:p text:style-name="P75"><text:span text:style-name="T75_1">14.<text:s/></text:span><text:span text:style-name="T75_2">Поиск</text:span><text:span text:style-name="T75_3"><text:s/></text:span><text:span text:style-name="T75_4">активов</text:span><text:span text:style-name="T75_5"><text:s/></text:span><text:span text:style-name="T75_6">и</text:span><text:span text:style-name="T75_7"><text:s/></text:span><text:span text:style-name="T75_8">товаров</text:span><text:span text:style-name="T75_9"><text:s/></text:span><text:span text:style-name="T75_10">по</text:span><text:span text:style-name="T75_11"><text:s/></text:span><text:span text:style-name="T75_12">заданным</text:span><text:span text:style-name="T75_13"><text:s/></text:span><text:span text:style-name="T75_14">параметрам</text:span><text:span text:style-name="T75_15">,<text:s/></text:span><text:span text:style-name="T75_16">умный</text:span><text:span text:style-name="T75_17"><text:s/></text:span><text:span text:style-name="T75_18">поиск</text:span><text:span text:style-name="T75_19"><text:s/></text:span><text:span text:style-name="T75_20">активов</text:span><text:span text:style-name="T75_21"><text:s/></text:span><text:span text:style-name="T75_22">и</text:span><text:span text:style-name="T75_23"><text:s/></text:span><text:span text:style-name="T75_24">товаров</text:span><text:span text:style-name="T75_25">.<text:s/>-<text:s/>20’000<text:s/>(2%)</text:span></text:p>
      <text:p text:style-name="P76"><text:span text:style-name="T76_1">15.<text:s/></text:span><text:span text:style-name="T76_2">Пул</text:span><text:span text:style-name="T76_3"><text:s/></text:span><text:span text:style-name="T76_4">идей</text:span><text:span text:style-name="T76_5"><text:s/>-<text:s/></text:span><text:span text:style-name="T76_6">база</text:span><text:span text:style-name="T76_7"><text:s/></text:span><text:span text:style-name="T76_8">данных</text:span><text:span text:style-name="T76_9"><text:s/></text:span><text:span text:style-name="T76_10">идей</text:span><text:span text:style-name="T76_11"><text:s/></text:span><text:span text:style-name="T76_12">для</text:span><text:span text:style-name="T76_13"><text:s/></text:span><text:span text:style-name="T76_14">реализации</text:span><text:span text:style-name="T76_15"><text:s/>(</text:span><text:span text:style-name="T76_16">продукты</text:span><text:span text:style-name="T76_17"><text:s/></text:span><text:span text:style-name="T76_18">разума</text:span><text:span text:style-name="T76_19">).<text:s/>-<text:s/>20’000<text:s/>(2%)</text:span></text:p>
      <text:p text:style-name="P77"><text:span text:style-name="T77_1">16.<text:s/></text:span><text:span text:style-name="T77_2">Пул</text:span><text:span text:style-name="T77_3"><text:s/></text:span><text:span text:style-name="T77_4">проектов</text:span><text:span text:style-name="T77_5"><text:s/>-<text:s/></text:span><text:span text:style-name="T77_6">бала</text:span><text:span text:style-name="T77_7"><text:s/></text:span><text:span text:style-name="T77_8">данных</text:span><text:span text:style-name="T77_9"><text:s/></text:span><text:span text:style-name="T77_10">воплощения</text:span><text:span text:style-name="T77_11"><text:s/></text:span><text:span text:style-name="T77_12">идей</text:span><text:span text:style-name="T77_13"><text:s/>(</text:span><text:span text:style-name="T77_14">результат</text:span><text:span text:style-name="T77_15"><text:s/></text:span><text:span text:style-name="T77_16">труда</text:span><text:span text:style-name="T77_17">).<text:s/>-<text:s/>20’000<text:s/>(2%)</text:span></text:p>
      <text:p text:style-name="P78"><text:span text:style-name="T78_1">17.<text:s/></text:span><text:span text:style-name="T78_2">Модуль</text:span><text:span text:style-name="T78_3"><text:s/></text:span><text:span text:style-name="T78_4">эмисии</text:span><text:span text:style-name="T78_5">.<text:s/></text:span><text:span text:style-name="T78_6">Эмиссия</text:span><text:span text:style-name="T78_7"><text:s/></text:span><text:span text:style-name="T78_8">денежных</text:span><text:span text:style-name="T78_9"><text:s/></text:span><text:span text:style-name="T78_10">единиц</text:span><text:span text:style-name="T78_11"><text:s/></text:span><text:span text:style-name="T78_12">для</text:span><text:span text:style-name="T78_13"><text:s/></text:span><text:span text:style-name="T78_14">обмена</text:span><text:span text:style-name="T78_15"><text:s/></text:span><text:span text:style-name="T78_16">производится</text:span><text:span text:style-name="T78_17"><text:s/></text:span><text:span text:style-name="T78_18">за</text:span><text:span text:style-name="T78_19"><text:s/></text:span><text:span text:style-name="T78_20">воплощение</text:span><text:span text:style-name="T78_21"><text:s/></text:span><text:span text:style-name="T78_22">идей</text:span><text:span text:style-name="T78_23"><text:s/></text:span><text:span text:style-name="T78_24">в</text:span><text:span text:style-name="T78_25"><text:s/></text:span><text:span text:style-name="T78_26">проекты</text:span><text:span text:style-name="T78_27"><text:s/>-<text:s/></text:span><text:span text:style-name="T78_28">путём</text:span><text:span text:style-name="T78_29"><text:s/></text:span><text:span text:style-name="T78_30">краудфандинговой</text:span><text:span text:style-name="T78_31">/</text:span><text:span text:style-name="T78_32">краудинвестинговой</text:span><text:span text:style-name="T78_33"><text:s/></text:span><text:span text:style-name="T78_34">оценки</text:span><text:span text:style-name="T78_35"><text:s/></text:span><text:span text:style-name="T78_36">интереса</text:span><text:span text:style-name="T78_37"><text:s/></text:span><text:span text:style-name="T78_38">людей</text:span><text:span text:style-name="T78_39"><text:s/></text:span><text:span text:style-name="T78_40">к</text:span><text:span text:style-name="T78_41"><text:s/></text:span><text:span text:style-name="T78_42">данному</text:span><text:span text:style-name="T78_43"><text:s/></text:span><text:span text:style-name="T78_44">проекту</text:span><text:span text:style-name="T78_45"><text:s/></text:span><text:span text:style-name="T78_46">и</text:span><text:span text:style-name="T78_47"><text:s/></text:span><text:span text:style-name="T78_48">последующей</text:span><text:span text:style-name="T78_49"><text:s/></text:span><text:span text:style-name="T78_50">оценкой</text:span><text:span text:style-name="T78_51"><text:s/></text:span><text:span text:style-name="T78_52">результата</text:span><text:span text:style-name="T78_53"><text:s/></text:span><text:span text:style-name="T78_54">голосованием</text:span><text:span text:style-name="T78_55">.<text:s/></text:span><text:span text:style-name="T78_56">Эмиссия</text:span><text:span text:style-name="T78_57"><text:s/></text:span><text:span text:style-name="T78_58">производится</text:span><text:span text:style-name="T78_59"><text:s/></text:span><text:span text:style-name="T78_60">в</text:span><text:span text:style-name="T78_61"><text:s/></text:span><text:span text:style-name="T78_62">кошелёк</text:span><text:span text:style-name="T78_63"><text:s/></text:span><text:span text:style-name="T78_64">автора</text:span><text:span text:style-name="T78_65"><text:s/></text:span><text:span text:style-name="T78_66">проекта</text:span><text:span text:style-name="T78_67"><text:s/></text:span><text:span text:style-name="T78_68">в</text:span><text:span text:style-name="T78_69"><text:s/></text:span><text:span text:style-name="T78_70">качестве</text:span><text:span text:style-name="T78_71"><text:s/>"</text:span><text:span text:style-name="T78_72">премии</text:span><text:span text:style-name="T78_73">"<text:s/></text:span><text:span text:style-name="T78_74">за</text:span><text:span text:style-name="T78_75"><text:s/></text:span><text:span text:style-name="T78_76">воплощение</text:span><text:span text:style-name="T78_77"><text:s/></text:span><text:span text:style-name="T78_78">проекта</text:span><text:span text:style-name="T78_79">.<text:s/></text:span><text:span text:style-name="T78_80">Для</text:span><text:span text:style-name="T78_81"><text:s/></text:span><text:span text:style-name="T78_82">достоверного</text:span><text:span text:style-name="T78_83"><text:s/></text:span><text:span text:style-name="T78_84">размера</text:span><text:span text:style-name="T78_85"><text:s/></text:span><text:span text:style-name="T78_86">эмиссии</text:span><text:span text:style-name="T78_87"><text:s/></text:span><text:span text:style-name="T78_88">оценка</text:span><text:span text:style-name="T78_89"><text:s/></text:span><text:span text:style-name="T78_90">производится</text:span><text:span text:style-name="T78_91"><text:s/></text:span><text:span text:style-name="T78_92">в</text:span><text:span text:style-name="T78_93"><text:s/></text:span><text:span text:style-name="T78_94">несколько</text:span><text:span text:style-name="T78_95"><text:s/></text:span><text:span text:style-name="T78_96">этапов</text:span><text:span text:style-name="T78_97"><text:s/></text:span><text:span text:style-name="T78_98">несколькими</text:span><text:span text:style-name="T78_99"><text:s/></text:span><text:span text:style-name="T78_100">группами</text:span><text:span text:style-name="T78_101"><text:s/></text:span><text:span text:style-name="T78_102">пользователей</text:span><text:span text:style-name="T78_103"><text:s/>(</text:span><text:span text:style-name="T78_104">вкладчики</text:span><text:span text:style-name="T78_105">,<text:s/></text:span><text:span text:style-name="T78_106">эксперты</text:span><text:span text:style-name="T78_107">,<text:s/></text:span><text:span text:style-name="T78_108">сообщество</text:span><text:span text:style-name="T78_109">).<text:s/>-<text:s/>20’000<text:s/>(2%)</text:span></text:p>
      <text:p text:style-name="P79"><text:span text:style-name="T79_1">18.<text:s/></text:span><text:span text:style-name="T79_2">X</text:span><text:span text:style-name="T79_3"><text:s/>-<text:s/>20’000<text:s/>(2%)</text:span></text:p>
      <text:p text:style-name="P80"><text:span text:style-name="T80_1">19.<text:s/></text:span><text:span text:style-name="T80_2">Y</text:span><text:span text:style-name="T80_3"><text:s/>-<text:s/>20’000<text:s/>(2%)</text:span></text:p>
      <text:p text:style-name="P81"><text:span text:style-name="T81_1">20.<text:s/></text:span><text:span text:style-name="T81_2">Z</text:span><text:span text:style-name="T81_3"><text:s/>-<text:s/>20’000<text:s/>(2%)</text:span></text:p>
      <text:p text:style-name="P82"/>
      <text:p text:style-name="P83"><text:span text:style-name="T83_1">2.<text:s/></text:span><text:span text:style-name="T83_2">Обменник</text:span></text:p>
      <text:p text:style-name="P84"/>
      <text:p text:style-name="P85"><text:span text:style-name="T85_1">Суммарно</text:span><text:span text:style-name="T85_2"><text:s/>100’000<text:s/>(10%).</text:span></text:p>
      <text:p text:style-name="P86"><text:span text:style-name="T86_1">...<text:s/></text:span></text:p>
      <text:p text:style-name="P87"/>
      <text:h text:style-name="P88" text:outline-level="10"><text:bookmark-start text:name="h.8tjcep0u71r"/><text:bookmark-end text:name="h.8tjcep0u71r"/><text:span text:style-name="T88_1">3.<text:s/></text:span><text:span text:style-name="T88_2">Продвижение</text:span></text:h>
      <text:p text:style-name="P89"/>
      <text:p text:style-name="P90"><text:span text:style-name="T90_1">Продвижение</text:span><text:span text:style-name="T90_2"><text:s/></text:span><text:span text:style-name="T90_3">включает</text:span><text:span text:style-name="T90_4"><text:s/></text:span><text:span text:style-name="T90_5">в</text:span><text:span text:style-name="T90_6"><text:s/></text:span><text:span text:style-name="T90_7">себя</text:span><text:span text:style-name="T90_8">:</text:span></text:p>
      <text:list text:style-name="LS4" xml:id="list17">
        <text:list-item>
          <text:p text:style-name="P91"><text:span text:style-name="T91_1">инветорам</text:span><text:span text:style-name="T91_2"><text:s/>(</text:span><text:span text:style-name="T91_3">крауд</text:span><text:span text:style-name="T91_4">-</text:span><text:span text:style-name="T91_5">фандинг</text:span><text:span text:style-name="T91_6">/</text:span><text:span text:style-name="T91_7">крауд</text:span><text:span text:style-name="T91_8">-</text:span><text:span text:style-name="T91_9">инвестинг</text:span><text:span text:style-name="T91_10">)<text:s/>-<text:s/>250’000<text:s/>(25%);</text:span></text:p>
        </text:list-item>
        <text:list-item>
          <text:p text:style-name="P92"><text:span text:style-name="T92_1">существующим</text:span><text:span text:style-name="T92_2"><text:s/></text:span><text:span text:style-name="T92_3">обществам</text:span><text:span text:style-name="T92_4"><text:s/>(</text:span><text:span text:style-name="T92_5">комьюнити</text:span><text:span text:style-name="T92_6">)<text:s/>-<text:s/>250’000<text:s/>(25%);</text:span></text:p>
        </text:list-item>
        <text:list-item>
          <text:p text:style-name="P93"><text:span text:style-name="T93_1">привлечение</text:span><text:span text:style-name="T93_2"><text:s/></text:span><text:span text:style-name="T93_3">инвесторов</text:span><text:span text:style-name="T93_4"><text:s/>-<text:s/>100’000<text:s/>(10%);</text:span></text:p>
        </text:list-item>
        <text:list-item>
          <text:p text:style-name="P94"><text:span text:style-name="T94_1">привлечение</text:span><text:span text:style-name="T94_2"><text:s/></text:span><text:span text:style-name="T94_3">существующих</text:span><text:span text:style-name="T94_4"><text:s/></text:span><text:span text:style-name="T94_5">обществ</text:span><text:span text:style-name="T94_6"><text:s/>-<text:s/>100’000<text:s/>(10%).</text:span></text:p>
        </text:list-item>
      </text:list>
      <text:p text:style-name="P95"><text:span text:style-name="T95_1">Суммарно</text:span><text:span text:style-name="T95_2"><text:s/>700’000<text:s/>(70%).</text:span></text:p>
      <text:p text:style-name="P9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